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o"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4pt" officeooo:rsid="0016bdb3" officeooo:paragraph-rsid="0016bdb3" style:font-size-asian="14pt" style:font-size-complex="14pt"/>
    </style:style>
    <style:style style:name="P3" style:family="paragraph" style:parent-style-name="Subtitle">
      <style:text-properties style:font-name="Times New Roman" fo:font-size="14pt" style:font-size-asian="14pt" style:font-size-complex="14pt"/>
    </style:style>
    <style:style style:name="P4" style:family="paragraph" style:parent-style-name="Standard">
      <style:paragraph-properties fo:text-align="center" style:justify-single-word="false"/>
      <style:text-properties style:font-name="Times New Roman" officeooo:rsid="0016bdb3" officeooo:paragraph-rsid="0016bdb3"/>
    </style:style>
    <style:style style:name="P5" style:family="paragraph" style:parent-style-name="Standard">
      <style:paragraph-properties fo:text-align="center" style:justify-single-word="false"/>
      <style:text-properties style:font-name="Times New Roman" fo:font-size="16pt" officeooo:rsid="0016bdb3" officeooo:paragraph-rsid="0016bdb3" style:font-size-asian="16pt" style:font-size-complex="16pt"/>
    </style:style>
    <style:style style:name="P6" style:family="paragraph" style:parent-style-name="Title">
      <style:text-properties style:font-name="Times New Roman" fo:font-size="16pt" officeooo:rsid="0019f0ef" officeooo:paragraph-rsid="0019f0ef" style:font-size-asian="16pt" style:font-size-complex="16pt"/>
    </style:style>
    <style:style style:name="P7" style:family="paragraph" style:parent-style-name="Standard">
      <loext:graphic-properties draw:fill-gradient-name="gradient" draw:fill-hatch-name="hatch"/>
      <style:paragraph-properties fo:margin-left="0cm" fo:margin-right="0cm" fo:line-height="150%" fo:text-align="justify" style:justify-single-word="false" fo:text-indent="1cm" style:auto-text-indent="true"/>
      <style:text-properties style:font-name="Times New Roman" fo:font-size="12pt" officeooo:rsid="0016bdb3" officeooo:paragraph-rsid="0019f0ef" style:font-size-asian="10.5pt" style:font-size-complex="12pt"/>
    </style:style>
    <style:style style:name="P8" style:family="paragraph" style:parent-style-name="Contents_20_Heading">
      <style:paragraph-properties fo:text-align="justify" style:justify-single-word="false"/>
      <style:text-properties style:font-name="Times New Roman"/>
    </style:style>
    <style:style style:name="P9" style:family="paragraph" style:parent-style-name="Standard">
      <style:paragraph-properties fo:text-align="center" style:justify-single-word="false"/>
      <style:text-properties fo:font-size="14pt" officeooo:paragraph-rsid="0016bdb3" style:font-size-asian="14pt" style:font-size-complex="14pt"/>
    </style:style>
    <style:style style:name="P10" style:family="paragraph" style:parent-style-name="Text_20_body">
      <style:paragraph-properties fo:line-height="150%" fo:text-align="justify" style:justify-single-word="false"/>
    </style:style>
    <style:style style:name="P11" style:family="paragraph" style:parent-style-name="Text_20_body">
      <style:paragraph-properties fo:line-height="150%" fo:text-align="justify" style:justify-single-word="false"/>
      <style:text-properties officeooo:paragraph-rsid="00184056"/>
    </style:style>
    <style:style style:name="P12" style:family="paragraph" style:parent-style-name="Text_20_body">
      <style:paragraph-properties fo:line-height="150%" fo:text-align="justify" style:justify-single-word="false"/>
      <style:text-properties officeooo:paragraph-rsid="00191d77"/>
    </style:style>
    <style:style style:name="P13" style:family="paragraph" style:parent-style-name="Text_20_body">
      <style:paragraph-properties fo:text-align="justify" style:justify-single-word="false"/>
      <style:text-properties fo:color="#000000" loext:opacity="100%" fo:font-size="12pt" style:font-size-asian="12pt" style:font-size-complex="12pt"/>
    </style:style>
    <style:style style:name="P14" style:family="paragraph" style:parent-style-name="Text_20_body">
      <style:paragraph-properties fo:text-align="justify" style:justify-single-word="false"/>
      <style:text-properties fo:color="#000000" loext:opacity="100%" style:font-name="Times New Roman" fo:font-size="12pt" officeooo:rsid="0016bdb3" officeooo:paragraph-rsid="0019f0ef" style:font-name-asian="Microsoft YaHei" style:font-size-asian="12pt" style:font-name-complex="Lucida Sans" style:font-size-complex="12pt"/>
    </style:style>
    <style:style style:name="P15" style:family="paragraph" style:parent-style-name="Text_20_body">
      <style:paragraph-properties fo:text-align="justify" style:justify-single-word="false"/>
      <style:text-properties fo:color="#000000" loext:opacity="100%" style:font-name="Times New Roman" fo:font-size="12pt" officeooo:rsid="0016bdb3" style:font-name-asian="Microsoft YaHei" style:font-size-asian="12pt" style:font-name-complex="Lucida Sans" style:font-size-complex="12pt"/>
    </style:style>
    <style:style style:name="P16" style:family="paragraph" style:parent-style-name="Standard">
      <loext:graphic-properties draw:fill-gradient-name="gradient" draw:fill-hatch-name="hatch"/>
      <style:paragraph-properties fo:margin-left="0cm" fo:margin-right="0cm" fo:line-height="150%" fo:text-align="justify" style:justify-single-word="false" fo:text-indent="1cm" style:auto-text-indent="true"/>
      <style:text-properties fo:color="#000000" loext:opacity="100%" style:font-name="Times New Roman" fo:font-size="12pt" fo:font-weight="normal" officeooo:rsid="00191d77" officeooo:paragraph-rsid="0016bdb3" style:font-name-asian="Microsoft YaHei" style:font-size-asian="12pt" style:font-weight-asian="normal" style:font-name-complex="Lucida Sans" style:font-size-complex="12pt" style:font-weight-complex="normal"/>
    </style:style>
    <style:style style:name="P17" style:family="paragraph" style:parent-style-name="Text_20_body">
      <style:paragraph-properties fo:line-height="150%" fo:text-align="justify" style:justify-single-word="false"/>
      <style:text-properties fo:color="#000000" loext:opacity="100%" style:font-name="Times New Roman" fo:font-size="12pt" fo:font-weight="normal" officeooo:rsid="0016bdb3" style:font-name-asian="Microsoft YaHei" style:font-size-asian="10.5pt" style:font-weight-asian="normal" style:font-name-complex="Lucida Sans" style:font-size-complex="12pt" style:font-weight-complex="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paragraph-properties fo:text-align="start" style:justify-single-word="false"/>
      <style:text-properties fo:color="#3faf46" loext:opacity="100%" style:font-name="Times New Roman" fo:font-size="16pt" style:font-name-asian="Microsoft YaHei" style:font-size-asian="16pt" style:font-name-complex="Lucida Sans" style:font-size-complex="16pt"/>
    </style:style>
    <style:style style:name="P21" style:family="paragraph" style:parent-style-name="Standard">
      <loext:graphic-properties draw:fill-gradient-name="gradient" draw:fill-hatch-name="hatch"/>
      <style:paragraph-properties fo:margin-left="0cm" fo:margin-right="0cm" fo:line-height="150%" fo:text-align="justify" style:justify-single-word="false" fo:text-indent="1cm" style:auto-text-indent="true"/>
      <style:text-properties fo:color="#000000" loext:opacity="100%" style:font-name="Times New Roman" fo:font-size="12pt" fo:font-weight="normal" officeooo:rsid="0016bdb3" officeooo:paragraph-rsid="0016bdb3" style:font-name-asian="Microsoft YaHei" style:font-size-asian="10.5pt" style:font-weight-asian="normal" style:font-name-complex="Lucida Sans" style:font-size-complex="12pt" style:font-weight-complex="normal"/>
    </style:style>
    <style:style style:name="P22" style:family="paragraph" style:parent-style-name="Heading_20_1">
      <style:paragraph-properties fo:text-align="start" style:justify-single-word="false" fo:break-before="page"/>
      <style:text-properties fo:color="#3faf46" loext:opacity="100%" style:font-name="Times New Roman" fo:font-size="14pt" officeooo:rsid="0016bdb3" officeooo:paragraph-rsid="0016bdb3" style:font-size-asian="14pt" style:font-size-complex="14pt"/>
    </style:style>
    <style:style style:name="P23" style:family="paragraph" style:parent-style-name="Heading_20_1">
      <style:paragraph-properties fo:text-align="start" style:justify-single-word="false"/>
      <style:text-properties fo:color="#3faf46" loext:opacity="100%" style:font-name="Times New Roman1" fo:font-size="14pt" style:font-size-asian="14pt" style:font-size-complex="14pt"/>
    </style:style>
    <style:style style:name="P24" style:family="paragraph" style:parent-style-name="Heading_20_1">
      <style:paragraph-properties fo:text-align="start" style:justify-single-word="false" fo:break-before="page"/>
      <style:text-properties fo:color="#3faf46" loext:opacity="100%" fo:font-size="14pt" style:font-size-asian="14pt" style:font-size-complex="14pt"/>
    </style:style>
    <style:style style:name="P25" style:family="paragraph" style:parent-style-name="Heading_20_2">
      <style:paragraph-properties fo:text-align="start" style:justify-single-word="false"/>
      <style:text-properties style:font-name="Times New Roman" fo:font-size="14pt" style:font-size-asian="14pt" style:font-size-complex="14pt"/>
    </style:style>
    <style:style style:name="P26" style:family="paragraph" style:parent-style-name="Heading_20_2">
      <style:paragraph-properties fo:text-align="start" style:justify-single-word="false"/>
      <style:text-properties officeooo:paragraph-rsid="00191d77"/>
    </style:style>
    <style:style style:name="T1" style:family="text">
      <style:text-properties fo:font-weight="normal" style:font-weight-asian="normal" style:font-weight-complex="normal"/>
    </style:style>
    <style:style style:name="T2" style:family="text">
      <style:text-properties fo:font-weight="normal" officeooo:rsid="0019f0ef" style:font-weight-asian="normal" style:font-weight-complex="normal"/>
    </style:style>
    <style:style style:name="T3" style:family="text">
      <style:text-properties fo:color="#000000" loext:opacity="100%" style:font-name="Times New Roman" fo:font-size="14pt" style:font-size-asian="14pt" style:font-size-complex="14pt"/>
    </style:style>
    <style:style style:name="T4" style:family="text">
      <style:text-properties fo:color="#000000" loext:opacity="100%" style:font-name="Times New Roman" fo:font-size="12pt" fo:font-weight="normal" officeooo:rsid="0016bdb3" style:font-name-asian="Microsoft YaHei" style:font-size-asian="10.5pt" style:font-weight-asian="normal" style:font-name-complex="Lucida Sans" style:font-size-complex="12pt" style:font-weight-complex="normal"/>
    </style:style>
    <style:style style:name="T5" style:family="text">
      <style:text-properties fo:color="#000000" loext:opacity="100%" style:font-name="Times New Roman" fo:font-size="12pt" fo:font-style="italic" fo:font-weight="normal" officeooo:rsid="0016bdb3" style:font-name-asian="Microsoft YaHei" style:font-size-asian="10.5pt" style:font-style-asian="italic" style:font-weight-asian="normal" style:font-name-complex="Lucida Sans" style:font-size-complex="12pt" style:font-style-complex="italic" style:font-weight-complex="normal"/>
    </style:style>
    <style:style style:name="T6" style:family="text">
      <style:text-properties fo:color="#000000" loext:opacity="100%" style:font-name="Times New Roman" fo:font-size="12pt" style:text-underline-style="solid" style:text-underline-width="auto" style:text-underline-color="font-color" fo:font-weight="normal" officeooo:rsid="0016bdb3" style:font-name-asian="Microsoft YaHei" style:font-size-asian="10.5pt" style:font-weight-asian="normal" style:font-name-complex="Lucida Sans" style:font-size-complex="12pt" style:font-weight-complex="normal"/>
    </style:style>
    <style:style style:name="T7" style:family="text">
      <style:text-properties style:font-name="Times New Roman" fo:font-size="14pt" style:font-size-asian="14pt" style:font-size-complex="14pt"/>
    </style:style>
    <style:style style:name="T8" style:family="text">
      <style:text-properties style:font-name="Times New Roman" fo:font-size="14pt" fo:font-weight="bold" officeooo:rsid="0016bdb3" style:font-name-asian="Microsoft YaHei" style:font-size-asian="14pt" style:font-weight-asian="bold" style:font-name-complex="Lucida Sans" style:font-size-complex="14pt" style:font-weight-complex="bold"/>
    </style:style>
    <style:style style:name="T9" style:family="text">
      <style:text-properties style:font-name="Times New Roman" fo:font-size="12pt" fo:font-weight="normal" officeooo:rsid="0016bdb3" style:font-name-asian="Microsoft YaHei" style:font-size-asian="10.5pt" style:font-weight-asian="normal" style:font-name-complex="Lucida Sans" style:font-size-complex="12pt" style:font-weight-complex="normal"/>
    </style:style>
    <style:style style:name="T10" style:family="text">
      <style:text-properties style:font-name="Times New Roman" fo:font-size="12pt" fo:font-style="italic" fo:font-weight="normal" officeooo:rsid="0016bdb3" style:font-name-asian="Microsoft YaHei" style:font-size-asian="10.5pt" style:font-style-asian="italic" style:font-weight-asian="normal" style:font-name-complex="Lucida Sans" style:font-size-complex="12pt" style:font-style-complex="italic" style:font-weight-complex="normal"/>
    </style:style>
    <style:style style:name="T11" style:family="text">
      <style:text-properties style:font-name="Times New Roman" fo:font-size="12pt" fo:font-style="normal" style:text-underline-style="solid" style:text-underline-width="auto" style:text-underline-color="font-color" fo:font-weight="normal" officeooo:rsid="0016bdb3" style:font-name-asian="Microsoft YaHei" style:font-size-asian="10.5pt" style:font-style-asian="normal" style:font-weight-asian="normal" style:font-name-complex="Lucida Sans" style:font-size-complex="12pt" style:font-style-complex="normal" style:font-weight-complex="normal"/>
    </style:style>
    <style:style style:name="T12" style:family="text">
      <style:text-properties style:font-name="Times New Roman" officeooo:rsid="0016bdb3"/>
    </style:style>
    <style:style style:name="T13" style:family="text">
      <style:text-properties style:font-name="Times New Roman" style:font-name-asian="Microsoft YaHei" style:font-name-complex="Lucida Sans"/>
    </style:style>
    <style:style style:name="T14" style:family="text">
      <style:text-properties style:font-name="Times New Roman" officeooo:rsid="0016bdb3" style:font-name-asian="Microsoft YaHei" style:font-name-complex="Lucida Sans"/>
    </style:style>
    <style:style style:name="T15" style:family="text">
      <style:text-properties style:font-name="Times New Roman" officeooo:rsid="0019f0ef" style:font-name-asian="Microsoft YaHei" style:font-name-complex="Lucida Sans"/>
    </style:style>
    <style:style style:name="T16" style:family="text">
      <style:text-properties style:font-name="Times New Roman" fo:font-weight="bold" style:font-name-asian="Microsoft YaHei" style:font-weight-asian="bold" style:font-name-complex="Lucida Sans" style:font-weight-complex="bold"/>
    </style:style>
    <style:style style:name="T17" style:family="text">
      <style:text-properties style:font-name="Times New Roman" fo:font-weight="normal" officeooo:rsid="0019f0ef" style:font-name-asian="Microsoft YaHei" style:font-weight-asian="normal" style:font-name-complex="Lucida Sans" style:font-weight-complex="normal"/>
    </style:style>
    <style:style style:name="T18" style:family="text">
      <style:text-properties style:font-name="Times New Roman" officeooo:rsid="0019f0ef"/>
    </style:style>
    <style:style style:name="T19" style:family="text">
      <style:text-properties fo:font-style="italic" officeooo:rsid="0016bdb3" style:font-size-asian="10.5pt" style:font-style-asian="italic" style:font-style-complex="italic"/>
    </style:style>
    <style:style style:name="T20" style:family="text">
      <style:text-properties fo:color="#3faf46" loext:opacity="100%" style:font-name="Times New Roman" fo:font-size="14pt" style:font-size-asian="14pt" style:font-size-complex="14pt"/>
    </style:style>
    <style:style style:name="T21" style:family="text">
      <style:text-properties fo:color="#3faf46" loext:opacity="100%" style:font-name="Times New Roman" fo:font-size="14pt" officeooo:rsid="00184056" style:font-size-asian="14pt" style:font-size-complex="14pt"/>
    </style:style>
    <style:style style:name="T22" style:family="text">
      <style:text-properties fo:font-weight="bold" style:font-weight-asian="bold" style:font-weight-complex="bold"/>
    </style:style>
    <style:style style:name="T23" style:family="text">
      <style:text-properties officeooo:rsid="001e6ce5"/>
    </style:style>
    <style:style style:name="T24" style:family="text">
      <style:text-properties officeooo:rsid="0016bdb3" style:font-size-asian="10.5pt"/>
    </style:style>
    <style:style style:name="T25"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STITUTO FEDERAL DE EDUCAÇÃO, <text:span text:style-name="T23">CIÊNCIA </text:span>E TECNOLOGIA DE SANTA CATARINA</text:p>
      <text:p text:style-name="P4"/>
      <text:p text:style-name="P4"/>
      <text:p text:style-name="P4"/>
      <text:p text:style-name="P4"/>
      <text:p text:style-name="P4"/>
      <text:p text:style-name="P4"/>
      <text:p text:style-name="P4"/>
      <text:p text:style-name="P4"/>
      <text:p text:style-name="P4"/>
      <text:p text:style-name="P4"/>
      <text:p text:style-name="P2">AMANDA GABRIELLY DE MATIA</text:p>
      <text:p text:style-name="P4"/>
      <text:p text:style-name="P4"/>
      <text:p text:style-name="P4"/>
      <text:p text:style-name="P4"/>
      <text:p text:style-name="P4"/>
      <text:p text:style-name="P4"/>
      <text:p text:style-name="P4"/>
      <text:p text:style-name="P4"/>
      <text:p text:style-name="P4"/>
      <text:p text:style-name="P6">ENERGIAS RENOVÁVEIS</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JARAGUÁ DO SUL</text:p>
      <text:p text:style-name="P9"><text:span text:style-name="T12">OUTUBRO DE 202</text:span><text:span text:style-name="T18">3</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8"><text:soft-page-break/>Sumário</text:p>
          </text:index-title>
          <text:p text:style-name="P18"><text:a xlink:type="simple" xlink:href="#__RefHeading___Toc122_3654738438" text:style-name="Index_20_Link" text:visited-style-name="Index_20_Link">O que são Energias Renováveis?<text:tab/>3</text:a></text:p>
          <text:p text:style-name="P19"><text:a xlink:type="simple" xlink:href="#__RefHeading___Toc126_3654738438" text:style-name="Index_20_Link" text:visited-style-name="Index_20_Link">Diferença entre fontes renováveis e fósseis<text:tab/>3</text:a></text:p>
          <text:p text:style-name="P19"><text:a xlink:type="simple" xlink:href="#__RefHeading___Toc128_3654738438" text:style-name="Index_20_Link" text:visited-style-name="Index_20_Link">A importância da transição energética:<text:tab/>3</text:a></text:p>
          <text:p text:style-name="P18"><text:a xlink:type="simple" xlink:href="#__RefHeading___Toc124_36547384381" text:style-name="Index_20_Link" text:visited-style-name="Index_20_Link">Quais tipos de energias renováveis existem?<text:tab/>3</text:a></text:p>
          <text:p text:style-name="P19"><text:a xlink:type="simple" xlink:href="#__RefHeading___Toc373_569559060" text:style-name="Index_20_Link" text:visited-style-name="Index_20_Link">Energia solar:<text:tab/>3</text:a></text:p>
          <text:p text:style-name="P19"><text:a xlink:type="simple" xlink:href="#__RefHeading___Toc375_569559060" text:style-name="Index_20_Link" text:visited-style-name="Index_20_Link">Energia eólica:<text:tab/>4</text:a></text:p>
          <text:p text:style-name="P19"><text:a xlink:type="simple" xlink:href="#__RefHeading___Toc377_569559060" text:style-name="Index_20_Link" text:visited-style-name="Index_20_Link">Biomassa:<text:tab/>4</text:a></text:p>
          <text:p text:style-name="P19"><text:a xlink:type="simple" xlink:href="#__RefHeading___Toc379_569559060" text:style-name="Index_20_Link" text:visited-style-name="Index_20_Link">Hídrica:<text:tab/>4</text:a></text:p>
          <text:p text:style-name="P19"><text:a xlink:type="simple" xlink:href="#__RefHeading___Toc381_569559060" text:style-name="Index_20_Link" text:visited-style-name="Index_20_Link">Geotérmica:<text:tab/>4</text:a></text:p>
          <text:p text:style-name="P18"><text:a xlink:type="simple" xlink:href="#__RefHeading___Toc130_3654738438" text:style-name="Index_20_Link" text:visited-style-name="Index_20_Link">Referências<text:tab/>5</text:a></text:p>
        </text:index-body>
      </text:table-of-content>
      <text:h text:style-name="P22" text:outline-level="1"><text:bookmark-start text:name="__RefHeading___Toc122_3654738438"/>O que são Energias Renováveis?<text:bookmark-end text:name="__RefHeading___Toc122_3654738438"/></text:h>
      <text:p text:style-name="P7">A Organização das Nações Unidas (ONU) define a energia renovável como a energia derivada de fontes naturais que, por sua vez, são reabastecidas a uma taxa maior do que são consumidas. </text:p>
      <text:h text:style-name="P25" text:outline-level="2"><text:bookmark-start text:name="__RefHeading___Toc126_3654738438"/>Diferença entre fontes renováveis e fósseis<text:bookmark-end text:name="__RefHeading___Toc126_3654738438"/></text:h>
      <text:p text:style-name="P10"><text:span text:style-name="T8"><text:tab/></text:span><text:span text:style-name="T9">Os </text:span><text:span text:style-name="T10">combustíveis fósseis</text:span><text:span text:style-name="T9">, como o </text:span><text:span text:style-name="T10">carvão</text:span><text:span text:style-name="T9">, o </text:span><text:span text:style-name="T10">petróleo</text:span><text:span text:style-name="T9"> e o </text:span><text:span text:style-name="T10">gás natural</text:span><text:span text:style-name="T9">, são recursos que levam centenas de milhões de anos para se formarem na natureza. E, quando usados como fonte de energia, normalmente em forma de queima, emitem substâncias nocivas ao ambiente, como os </text:span><text:span text:style-name="T11">gases de efeito estufa</text:span><text:span text:style-name="T9">.</text:span></text:p>
      <text:p text:style-name="P12"><text:span text:style-name="T9"><text:tab/>Já as fontes renováveis, segundo a ONU, são aquelas que estão constantemente sendo reabastecidas e ocorrem em abundância na natureza, como a </text:span><text:span text:style-name="T10">luz do sol</text:span><text:span text:style-name="T9"> e o </text:span><text:span text:style-name="T10">vento</text:span><text:span text:style-name="T9">, por exemplo. Além disso, o uso delas para a geração de energia produz muito menos emissões na comparação com os combustíveis fósseis. </text:span></text:p>
      <text:h text:style-name="P26" text:outline-level="2"><text:bookmark-start text:name="__RefHeading___Toc128_3654738438"/><text:span text:style-name="T7">A importância da </text:span><text:span text:style-name="T20">transição e</text:span><text:span text:style-name="T21">ne</text:span><text:span text:style-name="T20">rgética</text:span><text:span text:style-name="T3">:</text:span><text:bookmark-end text:name="__RefHeading___Toc128_3654738438"/></text:h>
      <text:p text:style-name="P11"><text:span text:style-name="T3"><text:tab/></text:span><text:span text:style-name="T4">A necessidade de aumentar os métodos sustentáveis de geração de energia na matriz energética do mundo foi um dos principais temas da Cúpula do Clima (</text:span><text:span text:style-name="T6">COP27</text:span><text:span text:style-name="T4">) da ONU, realizada em novembro de 2022.</text:span></text:p>
      <text:p text:style-name="P12"><text:span text:style-name="T4"><text:tab/>Segundo a ONU, a </text:span><text:span text:style-name="T5">transição dos combustíveis fósseis</text:span><text:span text:style-name="T4">, que atualmente representam a maior parte das emissões, para a energia renovável é fundamental para enfrentar a </text:span><text:span text:style-name="T5">crise climática</text:span><text:span text:style-name="T4">. Isso significa priorizar a energia vinda das fontes naturais e deixar de consumir petróleo e carvão.</text:span></text:p>
      <text:h text:style-name="P23" text:outline-level="1"><text:bookmark-start text:name="__RefHeading___Toc124_36547384381"/>Quais tipos de energias renováveis existem?<text:bookmark-end text:name="__RefHeading___Toc124_36547384381"/></text:h>
      <text:p text:style-name="P21">Entre essas fontes que se reabastecem pela natureza estão a as energias hídrica (da água dos rios), solar (do sol), eólica (do vento), biomassa (de matéria orgânica), geotérmica (do interior da Terra) e oceânica (das marés e das ondas), como explica a Empresa de Pesquisa Energética do Ministério de Minas e Energia do Brasil.</text:p>
      <text:h text:style-name="P25" text:outline-level="2"><text:bookmark-start text:name="__RefHeading___Toc373_569559060"/>Energia solar:<text:bookmark-end text:name="__RefHeading___Toc373_569559060"/></text:h>
      <text:p text:style-name="P16"><text:span text:style-name="T24">A energia solar pode ser gerada pelo meio fotovoltaico ou heliotérmico. De acordo com a Associação Brasileira de Energia Solar Fotovoltaica (Absolar), a solar fotovoltaica é a conversão direta da radiação do Sol em eletricidade por meio do efeito fotovoltaico, um método descoberto em </text:span><text:soft-page-break/><text:span text:style-name="T24">1839 pelo físico francês Alexandre Edmond Becquerel. Para gerar energia com a luz solar por esse meio, é necessário a instalação de módulos – ou painéis – fotovoltaicos. </text:span></text:p>
      <text:h text:style-name="P25" text:outline-level="2"><text:bookmark-start text:name="__RefHeading___Toc375_569559060"/>Energia eólica:<text:bookmark-end text:name="__RefHeading___Toc375_569559060"/></text:h>
      <text:p text:style-name="P16"><text:span text:style-name="T24">A energia eólica é a produzida a partir da energia cinética do vento (massas de ar em movimento). O movimento do vento move moinhos e cataventos, ou as pás de turbinas eólicas (aerogeradores) que, por sua vez, geram a energia elétrica. A produção de energia eólica é dividida em dois métodos: </text:span><text:span text:style-name="T19">onshore</text:span><text:span text:style-name="T24">, quando os equipamentos e usinas são instalados em terra, e </text:span><text:span text:style-name="T19">offshore</text:span><text:span text:style-name="T24">, quando são instalados no mar. </text:span></text:p>
      <text:h text:style-name="P25" text:outline-level="2"><text:bookmark-start text:name="__RefHeading___Toc377_569559060"/>Biomassa:<text:bookmark-end text:name="__RefHeading___Toc377_569559060"/></text:h>
      <text:p text:style-name="P21">A biomassa, segundo o Departamento de Engenharia Elétrica da Universidade Estadual Paulista (Unesp), é a geração de energia a partir de processos como a combustão de material orgânico produzido e acumulado em um ecossistema. Esse material, normalmente, é composto por resíduos de origem animal ou vegetal, cujas fontes podem ser vegetais lenhosos, cultivo agrícola e resíduos urbanos e industriais. Dentre os produtos derivados da biomassa estão os biocombustíveis, os óleos vegetais e o biogás.</text:p>
      <text:h text:style-name="P25" text:outline-level="2"><text:bookmark-start text:name="__RefHeading___Toc379_569559060"/>Hídrica:<text:bookmark-end text:name="__RefHeading___Toc379_569559060"/></text:h>
      <text:p text:style-name="P17"><text:tab/>A energia hídrica é gerada a partir da força do movimento de um rio. O Departamento de Engenharia Elétrica da Unesp explica que esse tipo de energia é gerada em uma usina hidrelétrica ou central hidroelétrica.</text:p>
      <text:p text:style-name="P17"><text:tab/>Apesar de ser considerada renovável, a energia hídrica não é exatamente limpa. Segundo a universidade, <text:span text:style-name="T25">as centrais hidrelétricas geram alguns tipos de impactos ambientais,</text:span> como o alagamento das áreas vizinhas, aumento no nível dos rios e mudanças no curso do rio represado, podendo prejudicar a fauna e a flora da região. </text:p>
      <text:h text:style-name="P25" text:outline-level="2"><text:bookmark-start text:name="__RefHeading___Toc381_569559060"/>Geotérmica:<text:bookmark-end text:name="__RefHeading___Toc381_569559060"/></text:h>
      <text:p text:style-name="P17"><text:tab/>A energia geotérmica ou energia geotermal é a obtida a partir do calor proveniente da Terra, mais precisamente do seu interior, onde se encontra o magma, que consiste basicamente em rochas derretidas, segundo explica o site da Unesp. Para acessar esse calor e gerar energia, um dos métodos é aproveitar gêiseres naturais, gerando energia a partir da água quente, ou perfurar poços profundos, com mais de 300 metros de profundidade, e injetar água que irá ser aquecida pela rocha quente do interior da Terra.</text:p>
      <text:h text:style-name="P24" text:outline-level="1"><text:bookmark-start text:name="__RefHeading___Toc130_3654738438"/><text:span text:style-name="T14">R</text:span><text:span text:style-name="T13">efer</text:span><text:span text:style-name="T15">ê</text:span><text:span text:style-name="T13">ncias</text:span><text:bookmark-end text:name="__RefHeading___Toc130_3654738438"/></text:h>
      <text:p text:style-name="P13"><text:span text:style-name="T17">REDAÇÃO NATIONAL GEOGRAPHIC BRASIL. </text:span><text:span text:style-name="T16">O que são energias renováveis?. </text:span><text:span text:style-name="T13">Disponível em: &lt;https://www.nationalgeographicbrasil.com/meio-ambiente/2022/11/o-que-sao-energias-renovaveis&gt;. Acesso em: 30 out. 2023.</text:span></text:p>
      <text:p text:style-name="P14"><text:span text:style-name="T2">REDAÇÃO NATIONAL GEOGRAPHIC BRASIL. </text:span><text:span text:style-name="T22">Quais tipos de energias renováveis existem?</text:span><text:span text:style-name="T1">.</text:span><text:span text:style-name="T22"> </text:span>Disponível em: &lt;https://www.nationalgeographicbrasil.com/historia/2022/12/quais-tipos-de-energias-renovaveis-existem&gt;. Acesso em: 30 out. 2023.</text:p>
      <text:p text:style-name="P15"/>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o"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6bdb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30T16:01:45.847000000</meta:creation-date>
    <dc:date>2023-10-30T17:08:50.344000000</dc:date>
    <meta:editing-duration>PT11M56S</meta:editing-duration>
    <meta:editing-cycles>3</meta:editing-cycles>
    <meta:generator>LibreOffice/7.2.5.2$Windows_X86_64 LibreOffice_project/499f9727c189e6ef3471021d6132d4c694f357e5</meta:generator>
    <meta:document-statistic meta:table-count="0" meta:image-count="0" meta:object-count="0" meta:page-count="5" meta:paragraph-count="41" meta:word-count="772" meta:character-count="5012" meta:non-whitespace-character-count="4267"/>
  </office:meta>
</office:document-meta>
</file>